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6c8f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fo:font-style="normal" officeooo:rsid="04bdbf97" style:font-style-asian="normal" style:font-style-complex="normal"/>
    </style:style>
    <style:style style:name="T92" style:family="text">
      <style:text-properties fo:font-style="normal" officeooo:rsid="04bdfaa2" style:font-style-asian="normal" style:font-style-complex="normal"/>
    </style:style>
    <style:style style:name="T93" style:family="text">
      <style:text-properties fo:font-style="normal" officeooo:rsid="04bf65eb" style:font-style-asian="normal" style:font-style-complex="normal"/>
    </style:style>
    <style:style style:name="T94" style:family="text">
      <style:text-properties fo:font-style="normal" officeooo:rsid="04bff078" style:font-style-asian="normal" style:font-style-complex="normal"/>
    </style:style>
    <style:style style:name="T95" style:family="text">
      <style:text-properties fo:font-style="normal" officeooo:rsid="04c000cb" style:font-style-asian="normal" style:font-style-complex="normal"/>
    </style:style>
    <style:style style:name="T96" style:family="text">
      <style:text-properties fo:font-style="normal" officeooo:rsid="04c1a47e" style:font-style-asian="normal" style:font-style-complex="normal"/>
    </style:style>
    <style:style style:name="T97" style:family="text">
      <style:text-properties fo:font-style="normal" officeooo:rsid="04c24af6" style:font-style-asian="normal" style:font-style-complex="normal"/>
    </style:style>
    <style:style style:name="T98" style:family="text">
      <style:text-properties fo:font-style="normal" officeooo:rsid="04c3e8e8" style:font-style-asian="normal" style:font-style-complex="normal"/>
    </style:style>
    <style:style style:name="T99" style:family="text">
      <style:text-properties fo:font-style="normal" officeooo:rsid="04c5cfd3" style:font-style-asian="normal" style:font-style-complex="normal"/>
    </style:style>
    <style:style style:name="T100" style:family="text">
      <style:text-properties fo:font-style="normal" officeooo:rsid="04c6c8fe" style:font-style-asian="normal" style:font-style-complex="normal"/>
    </style:style>
    <style:style style:name="T101" style:family="text">
      <style:text-properties fo:font-style="normal" officeooo:rsid="04c745e4" style:font-style-asian="normal" style:font-style-complex="normal"/>
    </style:style>
    <style:style style:name="T102" style:family="text">
      <style:text-properties officeooo:rsid="000a14f6"/>
    </style:style>
    <style:style style:name="T103" style:family="text">
      <style:text-properties officeooo:rsid="005714b7"/>
    </style:style>
    <style:style style:name="T104" style:family="text">
      <style:text-properties officeooo:rsid="00880dbe"/>
    </style:style>
    <style:style style:name="T105" style:family="text">
      <style:text-properties officeooo:rsid="007c6d62"/>
    </style:style>
    <style:style style:name="T106" style:family="text">
      <style:text-properties officeooo:rsid="01e21ff5"/>
    </style:style>
    <style:style style:name="T107" style:family="text">
      <style:text-properties officeooo:rsid="0233449b"/>
    </style:style>
    <style:style style:name="T108" style:family="text">
      <style:text-properties officeooo:rsid="02317916"/>
    </style:style>
    <style:style style:name="T109" style:family="text">
      <style:text-properties officeooo:rsid="0063a409"/>
    </style:style>
    <style:style style:name="T110" style:family="text">
      <style:text-properties officeooo:rsid="034a2232"/>
    </style:style>
    <style:style style:name="T111" style:family="text">
      <style:text-properties officeooo:rsid="0387836c"/>
    </style:style>
    <style:style style:name="T112" style:family="text">
      <style:text-properties officeooo:rsid="03b4652d"/>
    </style:style>
    <style:style style:name="T113" style:family="text">
      <style:text-properties officeooo:rsid="03b75219"/>
    </style:style>
    <style:style style:name="T114" style:family="text">
      <style:text-properties officeooo:rsid="023d18e5"/>
    </style:style>
    <style:style style:name="T115" style:family="text">
      <style:text-properties officeooo:rsid="00836784"/>
    </style:style>
    <style:style style:name="T116" style:family="text">
      <style:text-properties officeooo:rsid="036e9576"/>
    </style:style>
    <style:style style:name="T117" style:family="text">
      <style:text-properties officeooo:rsid="04701b83"/>
    </style:style>
    <style:style style:name="T118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12">Esser-</text:span>Skala, 201<text:span text:style-name="T117">9</text:span></text:p>
      <text:p text:style-name="P19"/>
      <text:p text:style-name="P19"/>
      <text:p text:style-name="P13">© 201<text:span text:style-name="T117">9</text:span> by Wolfgang <text:span text:style-name="T112">Esser-</text:span>Skala. This edition is licensed under the<text:span text:style-name="T110"><text:line-break/></text:span>Creative Commons Attribution<text:span text:style-name="T104">-NonCommercial-ShareAlike</text:span> 4.0 International License.<text:span text:style-name="T110"><text:line-break/></text:span>To view a copy of this license, visit http://creativecommons.org/licenses/by<text:span text:style-name="T105">-nc-sa</text:span>/4.0/.</text:p>
      <text:p text:style-name="P12"/>
      <text:p text:style-name="P14">Music engraving by LilyPond 2.18.0 (http://www.lilypond.org).<text:span text:style-name="T103"><text:line-break/>Front matter</text:span> typeset with EB Garamond (http://www.georgduffner.at/ebgaramond).</text:p>
      <text:p text:style-name="P19"/>
      <text:p text:style-name="P11">First <text:span text:style-name="T106">version</text:span>, <text:span text:style-name="T117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10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17">10</text:span>).</text:p>
      <text:p text:style-name="P3"/>
      <text:p text:style-name="P4">In general, this edition closely follows the <text:span text:style-name="T111">manuscript</text:span>. Any changes <text:span text:style-name="T10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114"> cor, horn; Ms, manuscript; o</text:span>rg, basses and organ; <text:span text:style-name="T114">r, rest;</text:span> T<text:span text:style-name="T115">, </text:span>tenor; <text:span text:style-name="T116">tr, trumpet; vl</text:span>, violin;<text:span text:style-name="T116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18">G L O R I A</text:span></text:p>
      <text:p text:style-name="P6"/>
      <text:p text:style-name="P28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</text:span><text:span text:style-name="T91">545<text:tab/>vl 2<text:tab/>1st quarter in Ms: d″16–d″16–a′16–a′16</text:span><text:span text:style-name="T92"><text:line-break/>560<text:tab/>org<text:tab/>4th eighth in Ms: g8</text:span><text:span text:style-name="T93"><text:line-break/>590<text:tab/>cor 2<text:tab/>2nd half of bar in Ms: g′8–g′8–g′4</text:span><text:span text:style-name="T91"><text:line-break/></text:span><text:span text:style-name="T88"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text:span text:style-name="T94"><text:line-break/>635<text:tab/>cor 2<text:tab/>2nd quarter in Ms: </text:span><text:span text:style-name="T95">c</text:span><text:span text:style-name="T94">″4</text:span><text:span text:style-name="T96"><text:line-break/><text:line-break/>647<text:tab/>T 1<text:tab/>last quarter in Ms: cis′4</text:span><text:span text:style-name="T100"><text:line-break/></text:span><text:span text:style-name="T96">647<text:tab/>T </text:span><text:span text:style-name="T100">2</text:span><text:span text:style-name="T96"><text:tab/>last quarter in Ms: </text:span><text:span text:style-name="T100">a</text:span><text:span text:style-name="T96">4</text:span><text:span text:style-name="T101"><text:line-break/>649<text:tab/>vl 2<text:tab/>1st half of bar in Ms: fis′4.–d′8</text:span><text:span text:style-name="T97"><text:line-break/>657<text:tab/>T 2<text:tab/>2nd half of bar in Ms: cis′2</text:span><text:span text:style-name="T98"><text:line-break/>669<text:tab/>T1<text:tab/> </text:span><text:span text:style-name="T97">2nd half of bar in Ms: </text:span><text:span text:style-name="T98">e</text:span><text:span text:style-name="T97">′2</text:span><text:span text:style-name="T99"><text:line-break/>689<text:tab/>T 2<text:tab/>1st quarter in Ms: fis4</text:span></text:p>
      <text:p text:style-name="P18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08">wolfgang</text:span> (at) <text:span text:style-name="T107">esser-skala</text:span>.at<text:span text:style-name="T108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112">Esser-</text:span>Skala</text:p>
      <text:p text:style-name="P26"/>
      <text:p text:style-name="P23"><text:span text:style-name="T110"><text:line-break/></text:span>C O N T E N T S</text:p>
      <text:p text:style-name="P16"/>
      <text:p text:style-name="P15"/>
      <text:p text:style-name="P17"><text:span text:style-name="T3">Kyrie</text:span><text:span text:style-name="T113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13T20:11:14.593839550</dc:date>
    <dc:creator>Wolfgang Skala</dc:creator>
    <meta:editing-duration>P12DT11H34M17S</meta:editing-duration>
    <meta:editing-cycles>1148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1000" meta:character-count="4786" meta:non-whitespace-character-count="3810"/>
  </office:meta>
</office:document-meta>
</file>